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fixed">
      <style:text-properties fo:font-style="italic" style:font-style-asian="italic" style:font-style-complex="italic"/>
    </style:style>
    <style:style style:name="P9" style:family="paragraph" style:parent-style-name="fixed">
      <style:text-properties fo:font-style="normal" style:font-style-asian="normal" style:font-style-complex="normal"/>
    </style:style>
    <style:style style:name="P10" style:family="paragraph" style:parent-style-name="fixed">
      <style:text-properties fo:font-weight="bold" style:font-weight-asian="bold" style:font-weight-complex="bold"/>
    </style:style>
    <style:style style:name="P11" style:family="paragraph" style:parent-style-name="fixed">
      <style:text-properties fo:font-weight="normal" style:font-weight-asian="normal" style:font-weight-complex="normal"/>
    </style:style>
    <style:style style:name="P12" style:family="paragraph" style:parent-style-name="fixed">
      <style:paragraph-properties fo:margin-left="0.4925in" fo:margin-right="0in" fo:text-indent="0in" style:auto-text-indent="true"/>
      <style:text-properties fo:font-weight="bold" style:font-weight-asian="bold" style:font-weight-complex="bold"/>
    </style:style>
    <style:style style:name="P13" style:family="paragraph" style:parent-style-name="Text_20_body_20_with_20_1st_20_line_20_indent">
      <style:paragraph-properties fo:margin-left="0.4925in" fo:margin-right="0in" fo:text-indent="0in" style:auto-text-indent="true"/>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4">
      <style:paragraph-properties>
        <style:tab-stops>
          <style:tab-stop style:position="6.3354in" style:type="right" style:leader-style="dotted" style:leader-text="."/>
        </style:tab-stops>
      </style:paragraph-properties>
    </style:style>
    <style:style style:name="P18" style:family="paragraph" style:parent-style-name="Contents_20_5">
      <style:paragraph-properties>
        <style:tab-stops>
          <style:tab-stop style:position="6.139in" style:type="right" style:leader-style="dotted" style:leader-text="."/>
        </style:tab-stops>
      </style:paragraph-properties>
    </style:style>
    <style:style style:name="P19" style:family="paragraph" style:parent-style-name="Heading_20_1">
      <style:paragraph-properties fo:text-align="center" style:justify-single-word="false"/>
    </style:style>
    <style:style style:name="P20" style:family="paragraph" style:parent-style-name="Heading_20_2">
      <style:paragraph-properties fo:text-align="center" style:justify-single-word="false"/>
    </style:style>
    <style:style style:name="P21" style:family="paragraph" style:parent-style-name="Heading_20_2" style:list-style-name=""/>
    <style:style style:name="P22" style:family="paragraph" style:parent-style-name="Heading_20_2">
      <style:text-properties fo:font-style="italic" fo:font-weight="bold" style:font-style-asian="italic" style:font-weight-asian="bold" style:font-style-complex="italic" style:font-weight-complex="bold"/>
    </style:style>
    <style:style style:name="P23" style:family="paragraph" style:parent-style-name="Heading_20_2">
      <style:text-properties fo:font-weight="bold" style:font-weight-asian="bold" style:font-weight-complex="bold"/>
    </style:style>
    <style:style style:name="P24" style:family="paragraph" style:parent-style-name="Heading_20_2">
      <style:paragraph-properties fo:break-before="page"/>
    </style:style>
    <style:style style:name="P25" style:family="paragraph" style:parent-style-name="Heading_20_4">
      <style:text-properties fo:font-style="normal" style:font-style-asian="normal" style:font-style-complex="normal"/>
    </style:style>
    <style:style style:name="P26" style:family="paragraph" style:parent-style-name="Heading_20_3">
      <style:text-properties fo:font-style="normal" style:font-style-asian="normal" style:font-style-complex="normal"/>
    </style:style>
    <style:style style:name="P27" style:family="paragraph" style:parent-style-name="Heading_20_3">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text-position="super 58%"/>
    </style:style>
    <style:style style:name="T9" style:family="text">
      <style:text-properties fo:font-weight="bold" style:font-weight-asian="bold" style:font-weight-complex="bold"/>
    </style:style>
    <style:style style:name="T10" style:family="text">
      <style:text-properties style:text-underline-style="none"/>
    </style:style>
    <style:style style:name="T11" style:family="text">
      <style:text-properties fo:font-weight="normal" style:font-weight-asian="normal" style:font-weight-complex="normal"/>
    </style:style>
    <style:style style:name="T12" style:family="text">
      <style:text-properties style:text-underline-style="solid" style:text-underline-width="auto" style:text-und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he Deva Programming Language</text:h>
      <text:p text:style-name="P2">v.1.0.0</text:p>
      <text:p text:style-name="P1">Joshua Shepard</text:p>
      <text:p text:style-name="P1"><text:a xlink:type="simple" xlink:href="mailto:josh.shepard@gmail.com">josh.shepard@gmail.com</text:a></text:p>
      <text:p text:style-name="P1"><text:modification-date style:data-style-name="N76">November 18, 2010</text:modification-date></text:p>
      <text:p text:style-name="P1"/>
      <text:h text:style-name="P20"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he Deva Programming Language<text:tab/>1</text:p>
          <text:p text:style-name="P14">Summary<text:tab/>1</text:p>
          <text:p text:style-name="P14">1 Introduction<text:tab/>4</text:p>
          <text:p text:style-name="P14">2 Environment and Modules<text:tab/>4</text:p>
          <text:p text:style-name="P14">3 Types and Scopes<text:tab/>5</text:p>
          <text:p text:style-name="P15">3.1 The 'local' keyword<text:tab/>6</text:p>
          <text:p text:style-name="P14">4 Language specification<text:tab/>6</text:p>
          <text:p text:style-name="P15">4.1 Lexical conventions<text:tab/>6</text:p>
          <text:p text:style-name="P15">4.2 Statements<text:tab/>7</text:p>
          <text:p text:style-name="P17">4.2.1 Compound statements<text:tab/>7</text:p>
          <text:p text:style-name="P17">4.2.2 Assignment statements<text:tab/>7</text:p>
          <text:p text:style-name="P17">4.2.3 Control structures<text:tab/>7</text:p>
          <text:p text:style-name="P17">4.2.4 Function calls as statements<text:tab/>8</text:p>
          <text:p text:style-name="P15">4.3 Expressions<text:tab/>8</text:p>
          <text:p text:style-name="P17">4.3.1 Basic expressions<text:tab/>8</text:p>
          <text:p text:style-name="P17">4.3.2 Arithmetic expressions<text:tab/>8</text:p>
          <text:p text:style-name="P17">4.3.3 Logical expressions<text:tab/>8</text:p>
          <text:p text:style-name="P17">4.3.4 Collection constructors<text:tab/>9</text:p>
          <text:p text:style-name="P17">4.3.5 Collection indexers<text:tab/>9</text:p>
          <text:p text:style-name="P18">4.3.5.1 Slice notation<text:tab/>9</text:p>
          <text:p text:style-name="P17">4.3.6 Function calls<text:tab/>10</text:p>
          <text:p text:style-name="P17">4.3.7 Function definitions<text:tab/>10</text:p>
          <text:p text:style-name="P17">4.3.8 Class definitions<text:tab/>10</text:p>
          <text:p text:style-name="P17">4.3.9 Instance constructors<text:tab/>11</text:p>
          <text:p text:style-name="P14">5 Classes and instances<text:tab/>11</text:p>
          <text:p text:style-name="P15">5.1 Basic structure<text:tab/>11</text:p>
          <text:p text:style-name="P15">5.2 Inheritance<text:tab/>12</text:p>
          <text:p text:style-name="P15">5.3 Construction and the 'new' method<text:tab/>12</text:p>
          <text:p text:style-name="P15">5.4 Destruction and the 'delete' method<text:tab/>12</text:p>
          <text:p text:style-name="P15">5.5 Methods and the 'self' parameter<text:tab/>13</text:p>
          <text:p text:style-name="P15">5.6 The 'enumeration interface'<text:tab/>13</text:p>
          <text:p text:style-name="P14">6 Built-in functions, methods and modules<text:tab/>14</text:p>
          <text:p text:style-name="P15">6.1 Built-in functions<text:tab/>14</text:p>
          <text:p text:style-name="P15">6.2 Map built-in methods<text:tab/>17</text:p>
          <text:p text:style-name="P15">6.3 Vector built-in methods<text:tab/>18</text:p>
          <text:p text:style-name="P15">6.4 String built-in methods<text:tab/>21</text:p>
          <text:p text:style-name="P15">6.5 Built-in module bit<text:tab/>24</text:p>
          <text:p text:style-name="P15">6.6 Built-in module math<text:tab/>24</text:p>
          <text:p text:style-name="P15">6.7 Built-in module os<text:tab/>26</text:p>
          <text:p text:style-name="P15">6.8 Built-in module _re<text:tab/>28</text:p>
          <text:p text:style-name="P15">6.9 Module re<text:tab/>29</text:p>
          <text:p text:style-name="P15">6.10 Module glob<text:tab/>30</text:p>
          <text:p text:style-name="P14">7 Sample deva code<text:tab/>30</text:p>
          <text:p text:style-name="P15">7.1 bubble sort<text:tab/>30</text:p>
          <text:p text:style-name="P15">7.2 default parameters<text:tab/>31</text:p>
          <text:p text:style-name="P15"><text:soft-page-break/>7.3 import<text:tab/>32</text:p>
          <text:p text:style-name="P15">7.4 eval – running code dynamically<text:tab/>32</text:p>
          <text:p text:style-name="P15">7.5 Classes, instances, constructors and inheritance<text:tab/>33</text:p>
          <text:p text:style-name="P14">8 Embedding deva<text:tab/>34</text:p>
        </text:index-body>
      </text:table-of-content>
      <text:h text:style-name="P21" text:outline-level="2"/>
      <text:h text:style-name="P24"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P3"/>
      <text:h text:style-name="Heading_20_2" text:outline-level="2">2 Environment and Modules</text:h>
      <text:p text:style-name="P3">Deva is typically saved into files with the “.dv” extension. Any deva file can be imported as a “module” into another deva file using the “import” statement.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p text:style-name="Text_20_body_20_with_20_1st_20_line_20_indent">Modules are searched for in the current executing directory and all the paths listed in the DEVA environment variable.</text:p>
      <text:h text:style-name="Heading_20_2" text:outline-level="2"><text:soft-page-break/>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5"> references to other objects. When a variable of one of these types is assigned to another variable, a copy is created and changes to that copy do not affect the original variable.</text:span></text:p>
      <text:p text:style-name="P6">[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p>
      <text:p text:style-name="Text_20_body_20_with_20_1st_20_line_20_indent"><text:span text:style-name="T5">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5">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5">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block-scoped using curly braces. <text:span text:style-name="T2">Unlike</text:span><text:span text:style-name="T6"> C, deva is dynamically scoped, not statically.</text:span> A reference to a variable 'x' in a scope will use the first available 'x' found in the current scope or any scope below the current scope, right up to the global scope. (This is similar to the look-up rules in JavaScript/ECMAScript, with the addition of block-scoping). 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text:p>
      <text:p text:style-name="Text_20_body_20_with_20_1st_20_line_20_indent">Parameters to functions/methods are passed <text:span text:style-name="T1">by value</text:span><text:span text:style-name="T5">, meaning that the function/method receives a </text:span><text:span text:style-name="T1">copy</text:span><text:span text:style-name="T5">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5"> if it were changed to point at a new object, the original would be unaffected. For instance:</text:span></text:p>
      <text:p text:style-name="P9"><text:soft-page-break/>def foo( v )</text:p>
      <text:p text:style-name="P9">{</text:p>
      <text:p text:style-name="P9"><text:s text:c="4"/># this appends the number 100 to vector 'v'</text:p>
      <text:p text:style-name="P9"><text:tab/>v.append( 100 );</text:p>
      <text:p text:style-name="P9"><text:tab/># the parameter 'v' is now a new, empty vector</text:p>
      <text:p text:style-name="P9"><text:tab/>v = [];</text:p>
      <text:p text:style-name="P9">}</text:p>
      <text:p text:style-name="P9"/>
      <text:p text:style-name="P9">x = [0,1,2,3];</text:p>
      <text:p text:style-name="P9">foo( x );</text:p>
      <text:p text:style-name="P9"># the vector x now contains [1,2,3,100], as only the *parameter* in the </text:p>
      <text:p text:style-name="P9">function was set to a new, empty vector</text:p>
      <text:h text:style-name="Heading_20_3" text:outline-level="3">3.1 The 'local' keyword</text:h>
      <text:p text:style-name="Text_20_body_20_with_20_1st_20_line_20_indent">Because a reference to a variable will always refer to any existing like-named variable defined in a 'more global' scope, the 'local' keyword is provided to define new variables that are local to the immediate scope. <text:span text:style-name="T3">Inside of functions, variables should almost always be defined as 'local', since they could accidentally modify more global variables with the same name.</text:span><text:span text:style-name="T7"> (</text:span>This is particularly true in recursive functions, where local values would otherwise be lost). The local keyword can only be used in assignment expressions (e.g. “local x = 2;”).</text:p>
      <text:p text:style-name="Text_20_body_20_with_20_1st_20_line_20_indent">(Those familiar with JavaScript may want to think of this as being similar to the 'var' keyword, in that it defines a local variable, however it is different in the fact that <text:span text:style-name="T9">not</text:span><text:span text:style-name="T11"> using 'local' is quite different from not using 'var' in JavaScript: <text:s/>it does not add variables into the global scope, rather it will only reference more-global variables if they already exist, creating a local otherwise. Also, as noted earlier, deva is block-scoped, so variables can be local to a block and not just a function.)</text:span></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text:soft-page-break/>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ext:soft-page-break/>The control structures have the following formats:</text:p>
      <text:p text:style-name="fixed"/>
      <text:p text:style-name="fixed">while( <text:span text:style-name="T1">'condition'</text:span><text:span text:style-name="T5"> ) </text:span><text:span text:style-name="T1">statement or compound-statement</text:span></text:p>
      <text:p text:style-name="fixed"><text:span text:style-name="T5">if( </text:span><text:span text:style-name="T1">'condition'</text:span><text:span text:style-name="T5"> ) </text:span><text:span text:style-name="T1">statement or compound-statement </text:span><text:span text:style-name="T5">[else </text:span><text:span text:style-name="T1">statement or compound-statement</text:span><text:span text:style-name="T5">]</text:span></text:p>
      <text:p text:style-name="fixed"><text:span text:style-name="T5">for( '</text:span><text:span text:style-name="T1">item' </text:span><text:span text:style-name="T5">in '</text:span><text:span text:style-name="T1">vector'</text:span><text:span text:style-name="T5"> ) </text:span><text:span text:style-name="T1">statement or compound-statement</text:span></text:p>
      <text:p text:style-name="fixed"><text:span text:style-name="T5">for( '</text:span><text:span text:style-name="T1">key' , 'value'</text:span><text:span text:style-name="T5"> in '</text:span><text:span text:style-name="T1">map'</text:span><text:span text:style-name="T5"> ) </text:span><text:span text:style-name="T1">statement or compound-statement</text:span></text:p>
      <text:p text:style-name="P9">return</text:p>
      <text:p text:style-name="fixed"><text:span text:style-name="T5">return '</text:span><text:span text:style-name="T1">value'</text:span></text:p>
      <text:p text:style-name="P9">break</text:p>
      <text:p text:style-name="P9">continue</text:p>
      <text:p text:style-name="fixed"><text:span text:style-name="T5">import </text:span><text:span text:style-name="T1">'path'</text:span></text:p>
      <text:p text:style-name="P9"/>
      <text:h text:style-name="P25" text:outline-level="4">4.2.4 Function calls as statements</text:h>
      <text:p text:style-name="P6">Function call expressions like 'foo();' can stand alone as statements, as they have potential side effects. Any return value is lost.</text:p>
      <text:h text:style-name="P26" text:outline-level="3">4.3 Expressions</text:h>
      <text:h text:style-name="P25" text:outline-level="4">4.3.1 Basic expressions</text:h>
      <text:p text:style-name="P6">Basic expressions are:</text:p>
      <text:p text:style-name="P6"/>
      <text:p text:style-name="fixed"><text:span text:style-name="T5">( </text:span><text:span text:style-name="T1">'exp'</text:span><text:span text:style-name="T5"> )</text:span></text:p>
      <text:p text:style-name="P8">identifier</text:p>
      <text:p text:style-name="P8">numerical constant</text:p>
      <text:p text:style-name="P8">boolean</text:p>
      <text:p text:style-name="P8">null</text:p>
      <text:p text:style-name="P8">string literal</text:p>
      <text:p text:style-name="P9"/>
      <text:h text:style-name="P25" text:outline-level="4">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25" text:outline-level="4">4.3.3 Logical expressions</text:h>
      <text:p text:style-name="Text_20_body_20_with_20_1st_20_line_20_indent"><text:span text:style-name="T5">Deva accepts the '&amp;&amp;' (and) and '||' (or) binary logical operators and the '!' (not) unary logical </text:span><text:span text:style-name="T5">operator. Operands must be able to be evaluated to a boolean value (a null, number, string or boolean or expression evaluating to one of these).</text:span></text:p>
      <text:p text:style-name="P6"><text:soft-page-break/>[NOTE: There is currently NO short-circuiting of the evaluation of logical expressions.]</text:p>
      <text:h text:style-name="P25" text:outline-level="4">4.3.4 Collection constructors</text:h>
      <text:p text:style-name="P6">Maps and vectors must be created before they are used, unlike simple value types. The syntax for this is:</text:p>
      <text:p text:style-name="P6"/>
      <text:p text:style-name="P9">[ 'items' ];</text:p>
      <text:p text:style-name="P8">'map-name'<text:span text:style-name="T5"> = {};</text:span></text:p>
      <text:p text:style-name="P9"/>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 initialization lists look similar, but with a colon (“:”) separating the key and value elements for each pair in the map. For instance: 'm = { “a” : 10, 8 : “foo” };' creates a map with two elements (pairs), one mapping the string “a” to the number 10 and another mapping the number 8 to the string “foo”.</text:p>
      <text:h text:style-name="P25" text:outline-level="4">4.3.5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8">nd</text:span> element of 'v' starting at index 1 and ending at element 6).</text:p>
      <text:p text:style-name="Text_20_body_20_with_20_1st_20_line_20_indent">With vectors a slice can also appear on the <text:span text:style-name="T1">left</text:span><text:span text:style-name="T5"> side of an assignment.(With strings this is not </text:span><text:soft-page-break/><text:span text:style-name="T5">allowed, as strings in deva are immutable objects). If the slice has only two indices (i.e. no 'step' value) the right-hand side of the assignment replaces the sliced range. In this case the right-hand side could be </text:span><text:span text:style-name="T5">another vector, in which case all of its elements will be copied, or it could be any other type, in which case the object itself will be inserted. If a third index ('step' value) </text:span><text:span text:style-name="T1">is</text:span><text:span text:style-name="T5">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h text:style-name="P25" text:outline-level="4">4.3.6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25" text:outline-level="4">4.3.7 Function definitions</text:h>
      <text:p text:style-name="P6">Functions are defined using the 'def' keyword, as so:</text:p>
      <text:p text:style-name="P6"/>
      <text:p text:style-name="fixed"><text:span text:style-name="T5">def </text:span><text:span text:style-name="T1">'fcn-name'</text:span><text:span text:style-name="T5"> ( </text:span><text:span text:style-name="T1">'parameter-list'</text:span><text:span text:style-name="T5"> ) </text:span><text:span text:style-name="T1">statement or compound-statement</text:span></text:p>
      <text:p text:style-name="P9"/>
      <text:p text:style-name="P6">Functions can be declared anywhere inside the global scope; functions cannot be declared inside other scopes.</text:p>
      <text:p text:style-name="P6">[NOTE: nested functions may be allowed in future revisions.]</text:p>
      <text:p text:style-name="P6">Results of a function are returned to the caller using the 'return' statement.</text:p>
      <text:p text:style-name="P6">Functions can contains default parameter values, of the form:</text:p>
      <text:p text:style-name="P9"/>
      <text:p text:style-name="P8">'param-name'<text:span text:style-name="T5"> = </text:span>'value'</text:p>
      <text:p text:style-name="P8"/>
      <text:p text:style-name="Text_20_body_20_with_20_1st_20_line_20_indent">The parameters with default values <text:span text:style-name="T1">must</text:span><text:span text:style-name="T5"> occur at the </text:span><text:span text:style-name="T1">end</text:span><text:span text:style-name="T5"> of the parameter list. </text:span></text:p>
      <text:p text:style-name="Text_20_body_20_with_20_1st_20_line_20_indent"><text:span text:style-name="T5">For</text:span> example:</text:p>
      <text:p text:style-name="Text_20_body_20_with_20_1st_20_line_20_indent"/>
      <text:p text:style-name="fixed">def FunctionA( a, b, c = 0 ){}<text:tab/># valid code</text:p>
      <text:p text:style-name="fixed">def FunctionB( a, b = 0, c ){}<text:tab/># invalid code!!!</text:p>
      <text:p text:style-name="fixed"/>
      <text:h text:style-name="P25" text:outline-level="4"><text:soft-page-break/>4.3.8 Class definitions</text:h>
      <text:p text:style-name="P6">Classes are defined using the 'class' keyword:</text:p>
      <text:p text:style-name="P6"/>
      <text:p text:style-name="fixed"><text:span text:style-name="T5">class </text:span><text:span text:style-name="T1">'name'</text:span><text:span text:style-name="T5"> : </text:span><text:span text:style-name="T1">'parent-one'</text:span><text:span text:style-name="T5"> , </text:span><text:span text:style-name="T1">'parent-two' etc.</text:span></text:p>
      <text:p text:style-name="P9">{</text:p>
      <text:p text:style-name="P8">method-definitions</text:p>
      <text:p text:style-name="P9">}</text:p>
      <text:p text:style-name="P9"/>
      <text:p text:style-name="Text_20_body_20_with_20_1st_20_line_20_indent">Class definitions must occur at the file scope for the module they are in.</text:p>
      <text:p text:style-name="Text_20_body_20_with_20_1st_20_line_20_indent">[NOTE: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5"> be referenced explicitly.</text:span></text:p>
      <text:h text:style-name="P25" text:outline-level="4">4.3.9 Instance constructors</text:h>
      <text:p text:style-name="P6">Instances of classes (commonly called “objects”) are created using the syntax:</text:p>
      <text:p text:style-name="P6"/>
      <text:p text:style-name="P8">'instance-name'<text:span text:style-name="T5"> = new </text:span>'class-name'<text:span text:style-name="T5"> ( </text:span>'parameter-list'<text:span text:style-name="T5"> )</text:span></text:p>
      <text:p text:style-name="P9"/>
      <text:p text:style-name="P6">[NOTE: a syntax with more flexibility is on the TODO list for version 1.0.0. Desirable would be to not require the assignment, so that new instances could be placed directly anywhere an expression is expected.] </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member function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soft-page-break/><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p text:style-name="fixed"><text:s/></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a runtime error will result from trying to create an instance of a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ext:soft-page-break/>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5"> object, not an instance. They must not try to reference member variables as any attempt to do so will cause an error. This means that any method that doesn't access member data can be treated as a “class method” or what C++ would refer to as a “static method”. Class methods like this may be called on the class object itself, or an instance of the class.</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text:p>
      <text:h text:style-name="Heading_20_3" text:outline-level="3">5.6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a two-element vector with the first element being a boolean indicating whether the end of the enumeration has been reached and the second the current element.</text:p>
      <text:p text:style-name="Text_20_body_20_with_20_1st_20_line_20_indent">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 text:c="4"/>def next() </text:p>
      <text:p text:style-name="fixed"><text:soft-page-break/><text:s text:c="4"/>{ </text:p>
      <text:p text:style-name="fixed"><text:s text:c="8"/>local obj = null; </text:p>
      <text:p text:style-name="fixed"><text:s text:c="8"/>local more = self.items.length() != self.index; </text:p>
      <text:p text:style-name="fixed"/>
      <text:p text:style-name="fixed"><text:s text:c="8"/>if( more ) </text:p>
      <text:p text:style-name="fixed"><text:s text:c="12"/>obj = self.items[self.index]; </text:p>
      <text:p text:style-name="fixed"/>
      <text:p text:style-name="fixed"><text:s text:c="8"/># next item </text:p>
      <text:p text:style-name="fixed"><text:s text:c="8"/>self.index = self.index + 1; </text:p>
      <text:p text:style-name="fixed"/>
      <text:p text:style-name="fixed"><text:s text:c="8"/>return [more, obj]; </text:p>
      <text:p text:style-name="fixed"><text:s text:c="4"/>} </text:p>
      <text:p text:style-name="fixed">} </text:p>
      <text:h text:style-name="P22" text:outline-level="2">6 Built-in functions, methods and modules</text:h>
      <text:p text:style-name="P5">Deva can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10"/>
      <text:p text:style-name="P10">print( s, separator = “\n” )</text:p>
      <text:p text:style-name="Text_20_body_20_with_20_1st_20_line_20_indent">Prints the value of s to stdout. Objects are converted to strings using the 'str' built-in (below) if they are not strings. 'Separator', which is a newline by default, is appended to the output.</text:p>
      <text:p text:style-name="Text_20_body_20_with_20_1st_20_line_20_indent"/>
      <text:p text:style-name="P10">name( obj )</text:p>
      <text:p text:style-name="Text_20_body_20_with_20_1st_20_line_20_indent">Returns the name of the variable 'obj' as a string.</text:p>
      <text:p text:style-name="Text_20_body_20_with_20_1st_20_line_20_indent"/>
      <text:p text:style-name="P10">type( obj )</text:p>
      <text:p text:style-name="Text_20_body_20_with_20_1st_20_line_20_indent">Returns a string representing the type of the variable 'obj' (e.g. vector).</text:p>
      <text:p text:style-name="Text_20_body_20_with_20_1st_20_line_20_indent"/>
      <text:p text:style-name="P10">str( obj )</text:p>
      <text:p text:style-name="Text_20_body_20_with_20_1st_20_line_20_indent">Converts the given value to a string and returns it.</text:p>
      <text:p text:style-name="Text_20_body_20_with_20_1st_20_line_20_indent"/>
      <text:p text:style-name="P10">chr( num )</text:p>
      <text:p text:style-name="Text_20_body_20_with_20_1st_20_line_20_indent"><text:soft-page-break/>Converts the given numerical value to a single-character string and returns it.</text:p>
      <text:p text:style-name="Text_20_body_20_with_20_1st_20_line_20_indent"/>
      <text:p text:style-name="P10">num( o )</text:p>
      <text:p text:style-name="Text_20_body_20_with_20_1st_20_line_20_indent">Converts the given object into a number and returns it. Will fail if 'o' is a vector, map, class or instance object.</text:p>
      <text:p text:style-name="Text_20_body_20_with_20_1st_20_line_20_indent"/>
      <text:p text:style-name="P10">append( vec, value )</text:p>
      <text:p text:style-name="Text_20_body_20_with_20_1st_20_line_20_indent">Takes a vector object 'vec' and appends the object 'value' to it. No return value.</text:p>
      <text:p text:style-name="Text_20_body_20_with_20_1st_20_line_20_indent"/>
      <text:p text:style-name="P10">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0">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0">eval( s )</text:p>
      <text:p text:style-name="Text_20_body_20_with_20_1st_20_line_20_indent">Takes a string that contains deva code and executes it.</text:p>
      <text:p text:style-name="Text_20_body_20_with_20_1st_20_line_20_indent"/>
      <text:p text:style-name="P10">delete( obj )</text:p>
      <text:p text:style-name="Text_20_body_20_with_20_1st_20_line_20_indent">Takes a reference type object and deletes it from the current scope. This does not destroy the object unless the current scope has the only references to the object.</text:p>
      <text:p text:style-name="Text_20_body_20_with_20_1st_20_line_20_indent"/>
      <text:p text:style-name="P10">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0">close( file )</text:p>
      <text:p text:style-name="Text_20_body_20_with_20_1st_20_line_20_indent">Close the file associated with the given file handle.</text:p>
      <text:p text:style-name="Text_20_body_20_with_20_1st_20_line_20_indent"/>
      <text:p text:style-name="P10">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10">stdout()</text:p>
      <text:p text:style-name="Text_20_body_20_with_20_1st_20_line_20_indent"><text:soft-page-break/>Returns the file handle for the standard output stream, which can then be used with the write/writestring/writeline/writelines functions.</text:p>
      <text:p text:style-name="Text_20_body_20_with_20_1st_20_line_20_indent"/>
      <text:p text:style-name="P10">stderr()</text:p>
      <text:p text:style-name="Text_20_body_20_with_20_1st_20_line_20_indent">Returns the file handle for the standard error stream, which can then be used with the write/writestring/writeline/writelines functions.</text:p>
      <text:p text:style-name="Text_20_body_20_with_20_1st_20_line_20_indent"/>
      <text:p text:style-name="P10">flush( file )</text:p>
      <text:p text:style-name="Text_20_body_20_with_20_1st_20_line_20_indent">Flush the file associated with the given file handle.</text:p>
      <text:p text:style-name="Text_20_body_20_with_20_1st_20_line_20_indent"/>
      <text:p text:style-name="P10">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0">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0">readline( file )</text:p>
      <text:p text:style-name="Text_20_body_20_with_20_1st_20_line_20_indent">Read a line (up to the first newline character) from file. Returns the line as a string.</text:p>
      <text:p text:style-name="Text_20_body_20_with_20_1st_20_line_20_indent"/>
      <text:p text:style-name="P10">readlines( file )</text:p>
      <text:p text:style-name="Text_20_body_20_with_20_1st_20_line_20_indent">Read the entire file as a sequence of lines. Returns the lines as a vector of strings.</text:p>
      <text:p text:style-name="Text_20_body_20_with_20_1st_20_line_20_indent"/>
      <text:p text:style-name="P10">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0">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0">writeline( file, line )</text:p>
      <text:p text:style-name="Text_20_body_20_with_20_1st_20_line_20_indent">Write the string 'line' to the file associated with the given file handle.</text:p>
      <text:p text:style-name="Text_20_body_20_with_20_1st_20_line_20_indent"/>
      <text:p text:style-name="P10">writelines( file, lines )</text:p>
      <text:p text:style-name="Text_20_body_20_with_20_1st_20_line_20_indent"><text:soft-page-break/>Write the strings contained in the vector 'lines' to the file associated with the given file handle.</text:p>
      <text:p text:style-name="Text_20_body_20_with_20_1st_20_line_20_indent"/>
      <text:p text:style-name="P10">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0">tell( file )</text:p>
      <text:p text:style-name="Text_20_body_20_with_20_1st_20_line_20_indent">Return the current position in the file associated with the given file handle.</text:p>
      <text:p text:style-name="Text_20_body_20_with_20_1st_20_line_20_indent"/>
      <text:p text:style-name="P10">exit( value )</text:p>
      <text:p text:style-name="Text_20_body_20_with_20_1st_20_line_20_indent">Cause the program to immediately exit and return 'value' to the operating system.</text:p>
      <text:p text:style-name="Text_20_body_20_with_20_1st_20_line_20_indent"/>
      <text:p text:style-name="P10">range( start, end, step = 1)</text:p>
      <text:p text:style-name="Text_20_body_20_with_20_1st_20_line_20_indent">Generates a vector containing numbers starting with 'start', ending with 'end' and incrementing 'step' with each value. For example 'range( 0, 10 )' generates the vector '[0, 1, 2, 3, 4, 5, 6, 7, 8, 9]'.</text:p>
      <text:p text:style-name="Text_20_body_20_with_20_1st_20_line_20_indent"/>
      <text:p text:style-name="P10">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10">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p text:style-name="P10">seterror( error_object )</text:p>
      <text:p text:style-name="Text_20_body_20_with_20_1st_20_line_20_indent">Sets the global error flag and stores the argument 'error_object' as the error data. The global flag and data is cleared every time a function call is made, so the flag <text:span text:style-name="T12">must</text:span> be checked after each function call if it is necessary to act on errors. Note this function does not cause an early return or any other side effects, it <text:span text:style-name="T12">only</text:span> sets the flag and data object.</text:p>
      <text:p text:style-name="Text_20_body_20_with_20_1st_20_line_20_indent"/>
      <text:p text:style-name="P10">error()</text:p>
      <text:p text:style-name="Text_20_body_20_with_20_1st_20_line_20_indent">Returns true if the global error flag has been set since the last function call, false otherwise. (Note: the global error flag is reset by every function call).</text:p>
      <text:p text:style-name="Text_20_body_20_with_20_1st_20_line_20_indent"><text:soft-page-break/></text:p>
      <text:p text:style-name="P10">geterror()</text:p>
      <text:p text:style-name="Text_20_body_20_with_20_1st_20_line_20_indent">Returns the global error data object, or null if no error occurred in the last function call.</text:p>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0">length()</text:p>
      <text:p text:style-name="Text_20_body_20_with_20_1st_20_line_20_indent">Returns the number of key-value pairs in the map.</text:p>
      <text:p text:style-name="Text_20_body_20_with_20_1st_20_line_20_indent"/>
      <text:p text:style-name="P10">copy()</text:p>
      <text:p text:style-name="Text_20_body_20_with_20_1st_20_line_20_indent">Returns a (shallow) copy of the map.</text:p>
      <text:p text:style-name="Text_20_body_20_with_20_1st_20_line_20_indent"/>
      <text:p text:style-name="P10">remove( key )</text:p>
      <text:p text:style-name="Text_20_body_20_with_20_1st_20_line_20_indent">Removes the key-value pair indexed by 'key'.</text:p>
      <text:p text:style-name="Text_20_body_20_with_20_1st_20_line_20_indent"/>
      <text:p text:style-name="P10">find( key )</text:p>
      <text:p text:style-name="Text_20_body_20_with_20_1st_20_line_20_indent">Returns the value associated with 'key' if it is found in the map, null if it is not.</text:p>
      <text:p text:style-name="Text_20_body_20_with_20_1st_20_line_20_indent"/>
      <text:p text:style-name="P10">keys()</text:p>
      <text:p text:style-name="Text_20_body_20_with_20_1st_20_line_20_indent">Returns the keys of all the key-value pairs in the map, as a vector.</text:p>
      <text:p text:style-name="Text_20_body_20_with_20_1st_20_line_20_indent"/>
      <text:p text:style-name="P10">values()</text:p>
      <text:p text:style-name="Text_20_body_20_with_20_1st_20_line_20_indent">Returns the values of all the key-value pairs in the map, as a vector.</text:p>
      <text:p text:style-name="Text_20_body_20_with_20_1st_20_line_20_indent"/>
      <text:p text:style-name="P10">merge( other )</text:p>
      <text:p text:style-name="Text_20_body_20_with_20_1st_20_line_20_indent">Merges all the items in the map 'other' into this map.</text:p>
      <text:p text:style-name="Text_20_body_20_with_20_1st_20_line_20_indent"/>
      <text:p text:style-name="P10">rewind()</text:p>
      <text:p text:style-name="Text_20_body_20_with_20_1st_20_line_20_indent">Rewinds the current position to the first element in the map. See section 5.6 on the 'enumeration interface'. </text:p>
      <text:p text:style-name="Text_20_body_20_with_20_1st_20_line_20_indent"/>
      <text:p text:style-name="P10">next()</text:p>
      <text:p text:style-name="Text_20_body_20_with_20_1st_20_line_20_indent">Moves the current position to the next element in the map. Returns a vector which contains: in the first position, a boolean indicating whether there are more items in the enumeration; and in the second position, the key/value pair that was current when next was called (a two-item vector consisting of the key and value). See section 5.6 on the 'enumeration interface'. </text:p>
      <text:p text:style-name="Text_20_body_20_with_20_1st_20_line_20_indent"><text:soft-page-break/></text:p>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10">append( item )</text:p>
      <text:p text:style-name="Text_20_body_20_with_20_1st_20_line_20_indent">Appends an item to the vector.</text:p>
      <text:p text:style-name="Text_20_body_20_with_20_1st_20_line_20_indent"/>
      <text:p text:style-name="P10">length()</text:p>
      <text:p text:style-name="Text_20_body_20_with_20_1st_20_line_20_indent">Returns the number of items in the vector.</text:p>
      <text:p text:style-name="Text_20_body_20_with_20_1st_20_line_20_indent"/>
      <text:p text:style-name="P10">copy()</text:p>
      <text:p text:style-name="Text_20_body_20_with_20_1st_20_line_20_indent">Returns a (shallow) copy of the vector.</text:p>
      <text:p text:style-name="Text_20_body_20_with_20_1st_20_line_20_indent"/>
      <text:p text:style-name="P10">concat( other )</text:p>
      <text:p text:style-name="Text_20_body_20_with_20_1st_20_line_20_indent">Concatenates the contents of the vector 'other' onto the end of this vector.</text:p>
      <text:p text:style-name="Text_20_body_20_with_20_1st_20_line_20_indent"/>
      <text:p text:style-name="P10">min()</text:p>
      <text:p text:style-name="Text_20_body_20_with_20_1st_20_line_20_indent">Returns the smallest item in this vector.</text:p>
      <text:p text:style-name="Text_20_body_20_with_20_1st_20_line_20_indent"/>
      <text:p text:style-name="P10">max()</text:p>
      <text:p text:style-name="Text_20_body_20_with_20_1st_20_line_20_indent">Returns the largest item in this vector.</text:p>
      <text:p text:style-name="Text_20_body_20_with_20_1st_20_line_20_indent"/>
      <text:p text:style-name="P10">pop()</text:p>
      <text:p text:style-name="Text_20_body_20_with_20_1st_20_line_20_indent">Removes the last item from this vector.</text:p>
      <text:p text:style-name="Text_20_body_20_with_20_1st_20_line_20_indent"/>
      <text:p text:style-name="P10">insert( position, value )</text:p>
      <text:p text:style-name="Text_20_body_20_with_20_1st_20_line_20_indent">Inserts the item 'value' into this vector at position 'position'.</text:p>
      <text:p text:style-name="Text_20_body_20_with_20_1st_20_line_20_indent"/>
      <text:p text:style-name="P10">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0">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text:soft-page-break/></text:p>
      <text:p text:style-name="P10">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0">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0">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0">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0">map( function )</text:p>
      <text:p text:style-name="Text_20_body_20_with_20_1st_20_line_20_indent">Applies the single-parameter deva function 'function' to each element in the vector and returns a vector containing all the results (in the same order). The 'function' argument <text:span text:style-name="T4">must</text:span><text:span text:style-name="T11"> be a function or</text:span> a class method (method that doesn't access member data) as the 'self' variable cannot be accessed.</text:p>
      <text:p text:style-name="Text_20_body_20_with_20_1st_20_line_20_indent">[NOTE: 'function' must be a function written in deva, not a built-in. This is a limitation of deva 1.0.0]</text:p>
      <text:p text:style-name="P10"/>
      <text:p text:style-name="P10">filter( function )</text:p>
      <text:p text:style-name="Text_20_body_20_with_20_1st_20_line_20_indent">Applies the single-parameter deva function 'function' to each element in the vector and returns a vector containing all the items <text:s/>(in the same order) for which 'function' returned a value evaluating to true. The 'function' argument <text:span text:style-name="T4">must</text:span><text:span text:style-name="T11"> be a function or</text:span> a class method (method that doesn't access member data) as the 'self' variable cannot be accessed.</text:p>
      <text:p text:style-name="Text_20_body_20_with_20_1st_20_line_20_indent">[NOTE: 'function' must be a function written in deva, not a built-in. This is a limitation of deva 1.0.0]</text:p>
      <text:p text:style-name="P10"/>
      <text:p text:style-name="P10">reduce( function )</text:p>
      <text:p text:style-name="Text_20_body_20_with_20_1st_20_line_20_indent">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 The 'function' argument <text:span text:style-name="T4">must</text:span><text:span text:style-name="T11"> be a function or</text:span> a class method (method that doesn't access member data) as the 'self' variable cannot be accessed.</text:p>
      <text:p text:style-name="Text_20_body_20_with_20_1st_20_line_20_indent">[NOTE: 'function' must be a function written in deva, not a built-in. This is a limitation of deva 1.0.0]</text:p>
      <text:p text:style-name="Text_20_body_20_with_20_1st_20_line_20_indent"><text:soft-page-break/></text:p>
      <text:p text:style-name="P10">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10">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p text:style-name="P10">rewind()</text:p>
      <text:p text:style-name="Text_20_body_20_with_20_1st_20_line_20_indent">Rewinds the current position to the first element in the vector. See section 5.6 on the 'enumeration interface'. </text:p>
      <text:p text:style-name="Text_20_body_20_with_20_1st_20_line_20_indent"/>
      <text:p text:style-name="P10">next()</text:p>
      <text:p text:style-name="Text_20_body_20_with_20_1st_20_line_20_indent">Moves the current position to the next element in the vector. Returns a vector which contains: in the first position, a boolean indicating whether there are more items in the enumeration, and in the second position, the item that was current when next was called. See section 5.6 on the 'enumeration interface'. </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0">concat( s )</text:p>
      <text:p text:style-name="Text_20_body_20_with_20_1st_20_line_20_indent">Concatenates the string 's' onto this string and returns the result.</text:p>
      <text:p text:style-name="Text_20_body_20_with_20_1st_20_line_20_indent"/>
      <text:p text:style-name="P10">length()</text:p>
      <text:p text:style-name="Text_20_body_20_with_20_1st_20_line_20_indent">Returns the length of this string.</text:p>
      <text:p text:style-name="Text_20_body_20_with_20_1st_20_line_20_indent"/>
      <text:p text:style-name="P10">copy()</text:p>
      <text:p text:style-name="Text_20_body_20_with_20_1st_20_line_20_indent">Returns a copy of this string.</text:p>
      <text:p text:style-name="Text_20_body_20_with_20_1st_20_line_20_indent"/>
      <text:p text:style-name="P10">insert( position, s )</text:p>
      <text:p text:style-name="Text_20_body_20_with_20_1st_20_line_20_indent">Inserts the string 's' at 'position'.</text:p>
      <text:p text:style-name="Text_20_body_20_with_20_1st_20_line_20_indent"/>
      <text:p text:style-name="P10"><text:soft-page-break/>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0">find( s, start = 0, end = -1 )</text:p>
      <text:p text:style-name="Text_20_body_20_with_20_1st_20_line_20_indent">Finds the next occurrence of the string 's', starting at 'start' and ending at 'end' and returns its index if it is found or null if not. An end of negative one denotes the end of the entire string.</text:p>
      <text:p text:style-name="Text_20_body_20_with_20_1st_20_line_20_indent"/>
      <text:p text:style-name="P10">rfind( s, start = 0, end = -1 )</text:p>
      <text:p text:style-name="Text_20_body_20_with_20_1st_20_line_20_indent">Finds the next occurrence of the string 's', starting at 'end' and ending at 'start', in reverse order. Returns its index if it is found or null if not.. An end of negative one denotes the end of the entire string.</text:p>
      <text:p text:style-name="Text_20_body_20_with_20_1st_20_line_20_indent"/>
      <text:p text:style-name="P10">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10">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0">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0">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0">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10">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10">split( chars = “ \n\t” )</text:p>
      <text:p text:style-name="Text_20_body_20_with_20_1st_20_line_20_indent"><text:soft-page-break/>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10">replace( s, replacement_s )</text:p>
      <text:p text:style-name="Text_20_body_20_with_20_1st_20_line_20_indent">Replaces instances of the string 's' with 'replacement_s' and returns the resulting string.</text:p>
      <text:p text:style-name="Text_20_body_20_with_20_1st_20_line_20_indent"/>
      <text:p text:style-name="P10">upper()</text:p>
      <text:p text:style-name="Text_20_body_20_with_20_1st_20_line_20_indent">Converts all the characters to upper-case and returns the result.</text:p>
      <text:p text:style-name="Text_20_body_20_with_20_1st_20_line_20_indent"/>
      <text:p text:style-name="P10">lower()</text:p>
      <text:p text:style-name="Text_20_body_20_with_20_1st_20_line_20_indent">Converts all the characters to lower-case and returns the result.</text:p>
      <text:p text:style-name="Text_20_body_20_with_20_1st_20_line_20_indent"/>
      <text:p text:style-name="P10">isalphanum()</text:p>
      <text:p text:style-name="Text_20_body_20_with_20_1st_20_line_20_indent">Returns true if the string contains only alpha-numeric characters, false otherwise.</text:p>
      <text:p text:style-name="Text_20_body_20_with_20_1st_20_line_20_indent"><text:s/></text:p>
      <text:p text:style-name="P10">isalpha()</text:p>
      <text:p text:style-name="Text_20_body_20_with_20_1st_20_line_20_indent">Returns true if the string contains only alphabetic characters, false otherwise.</text:p>
      <text:p text:style-name="Text_20_body_20_with_20_1st_20_line_20_indent"/>
      <text:p text:style-name="P10">isdigit()</text:p>
      <text:p text:style-name="Text_20_body_20_with_20_1st_20_line_20_indent">Returns true if the string contains only decimal (base-10) digit characters, false otherwise.</text:p>
      <text:p text:style-name="P7"/>
      <text:p text:style-name="P10">islower()</text:p>
      <text:p text:style-name="Text_20_body_20_with_20_1st_20_line_20_indent">Returns true if the string contains only lower-case characters, false otherwise.</text:p>
      <text:p text:style-name="Text_20_body_20_with_20_1st_20_line_20_indent"/>
      <text:p text:style-name="P10">isupper()</text:p>
      <text:p text:style-name="Text_20_body_20_with_20_1st_20_line_20_indent">Returns true if the string contains only upper-case characters, false otherwise.</text:p>
      <text:p text:style-name="Text_20_body_20_with_20_1st_20_line_20_indent"/>
      <text:p text:style-name="P10">isspace()</text:p>
      <text:p text:style-name="Text_20_body_20_with_20_1st_20_line_20_indent">Returns true if the string contains only whitespace characters, false otherwise.</text:p>
      <text:p text:style-name="Text_20_body_20_with_20_1st_20_line_20_indent"/>
      <text:p text:style-name="P10">ispunct()</text:p>
      <text:p text:style-name="Text_20_body_20_with_20_1st_20_line_20_indent">Returns true if the string contains only punctuation characters, false otherwise.</text:p>
      <text:p text:style-name="Text_20_body_20_with_20_1st_20_line_20_indent"/>
      <text:p text:style-name="P10">iscntrl()</text:p>
      <text:p text:style-name="Text_20_body_20_with_20_1st_20_line_20_indent"><text:soft-page-break/>Returns true if the string contains only control characters, false otherwise.</text:p>
      <text:p text:style-name="Text_20_body_20_with_20_1st_20_line_20_indent"/>
      <text:p text:style-name="P10">isprint()</text:p>
      <text:p text:style-name="Text_20_body_20_with_20_1st_20_line_20_indent">Returns true if the string contains only printable characters, false otherwise.</text:p>
      <text:p text:style-name="Text_20_body_20_with_20_1st_20_line_20_indent"/>
      <text:p text:style-name="P10">isxdigit()</text:p>
      <text:p text:style-name="Text_20_body_20_with_20_1st_20_line_20_indent">Returns true if the string contains only hexadecimal (base-16) digit characters, false otherwise.</text:p>
      <text:p text:style-name="Text_20_body_20_with_20_1st_20_line_20_indent"/>
      <text:p text:style-name="P10">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10">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6.5 Built-in module bit</text:h>
      <text:p text:style-name="Text_20_body_20_with_20_1st_20_line_20_indent">The module 'bit' provides bit-wise operations.</text:p>
      <text:p text:style-name="Text_20_body_20_with_20_1st_20_line_20_indent"/>
      <text:p text:style-name="P10">and( num1, num2 )</text:p>
      <text:p text:style-name="Text_20_body_20_with_20_1st_20_line_20_indent">Returns the result of the bit-wise “and” operation on the parameters.</text:p>
      <text:p text:style-name="Text_20_body_20_with_20_1st_20_line_20_indent"/>
      <text:p text:style-name="P10">or( num1, num2 )</text:p>
      <text:p text:style-name="Text_20_body_20_with_20_1st_20_line_20_indent">Returns the result of the bit-wise “or” operation on the parameters.</text:p>
      <text:p text:style-name="Text_20_body_20_with_20_1st_20_line_20_indent"/>
      <text:p text:style-name="P10">xor( num1, num2 )</text:p>
      <text:p text:style-name="Text_20_body_20_with_20_1st_20_line_20_indent">Returns the result of the bit-wise “xor” operation on the parameters.</text:p>
      <text:p text:style-name="Text_20_body_20_with_20_1st_20_line_20_indent"/>
      <text:p text:style-name="P10">complement( num )</text:p>
      <text:p text:style-name="Text_20_body_20_with_20_1st_20_line_20_indent">Returns the bit-wise complement of the parameter.</text:p>
      <text:p text:style-name="Text_20_body_20_with_20_1st_20_line_20_indent"/>
      <text:p text:style-name="P10">shift_left( num )</text:p>
      <text:p text:style-name="Text_20_body_20_with_20_1st_20_line_20_indent">Returns the result of the bit-wise “shift left” operation on the parameter.</text:p>
      <text:p text:style-name="Text_20_body_20_with_20_1st_20_line_20_indent"/>
      <text:p text:style-name="P10">shift_right( num )</text:p>
      <text:p text:style-name="Text_20_body_20_with_20_1st_20_line_20_indent"><text:soft-page-break/>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10">pi()</text:p>
      <text:p text:style-name="Text_20_body_20_with_20_1st_20_line_20_indent">Returns the value of PI.</text:p>
      <text:p text:style-name="Text_20_body_20_with_20_1st_20_line_20_indent"/>
      <text:p text:style-name="P10">radians( degrees )</text:p>
      <text:p text:style-name="Text_20_body_20_with_20_1st_20_line_20_indent">Converts degrees to radians and returns the result.</text:p>
      <text:p text:style-name="Text_20_body_20_with_20_1st_20_line_20_indent"/>
      <text:p text:style-name="P10">degrees( radians )</text:p>
      <text:p text:style-name="Text_20_body_20_with_20_1st_20_line_20_indent">Converts radians to degrees and returns the result.</text:p>
      <text:p text:style-name="Text_20_body_20_with_20_1st_20_line_20_indent"/>
      <text:p text:style-name="P10">cos( theta )</text:p>
      <text:p text:style-name="P10">sin( theta )</text:p>
      <text:p text:style-name="P10">tan( theta )</text:p>
      <text:p text:style-name="P10">acos( theta )</text:p>
      <text:p text:style-name="P10">asin( theta )</text:p>
      <text:p text:style-name="P10">atan( theta )</text:p>
      <text:p text:style-name="P10">cosh( theta )</text:p>
      <text:p text:style-name="P10">sinh( theta )</text:p>
      <text:p text:style-name="P10">tanh( theta )</text:p>
      <text:p text:style-name="Text_20_body_20_with_20_1st_20_line_20_indent">Common trigonometric functions. (Note: the trig functions operate with angles in radians).</text:p>
      <text:p text:style-name="Text_20_body_20_with_20_1st_20_line_20_indent"/>
      <text:p text:style-name="P10">exp( num )</text:p>
      <text:p text:style-name="Text_20_body_20_with_20_1st_20_line_20_indent">Returns the base-e exponential function of 'num'.</text:p>
      <text:p text:style-name="Text_20_body_20_with_20_1st_20_line_20_indent"/>
      <text:p text:style-name="P10">log( num )</text:p>
      <text:p text:style-name="Text_20_body_20_with_20_1st_20_line_20_indent">Returns the natural logarithm of 'num'.</text:p>
      <text:p text:style-name="Text_20_body_20_with_20_1st_20_line_20_indent"/>
      <text:p text:style-name="P10">log10( num )</text:p>
      <text:p text:style-name="Text_20_body_20_with_20_1st_20_line_20_indent">Returns the base-10 logarithm of 'num'.</text:p>
      <text:p text:style-name="Text_20_body_20_with_20_1st_20_line_20_indent"/>
      <text:p text:style-name="P10"><text:soft-page-break/>abs( num )</text:p>
      <text:p text:style-name="Text_20_body_20_with_20_1st_20_line_20_indent">Returns the absolute value of 'num'.</text:p>
      <text:p text:style-name="Text_20_body_20_with_20_1st_20_line_20_indent"/>
      <text:p text:style-name="P10">sqrt( num )</text:p>
      <text:p text:style-name="Text_20_body_20_with_20_1st_20_line_20_indent">Returns the square root of 'num'.</text:p>
      <text:p text:style-name="Text_20_body_20_with_20_1st_20_line_20_indent"/>
      <text:p text:style-name="P10">pow( base, exponent )</text:p>
      <text:p text:style-name="Text_20_body_20_with_20_1st_20_line_20_indent">Returns 'base' raised to the power of 'exponent'.</text:p>
      <text:p text:style-name="Text_20_body_20_with_20_1st_20_line_20_indent"/>
      <text:p text:style-name="P10">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0">fmod( numerator, denominator )</text:p>
      <text:p text:style-name="Text_20_body_20_with_20_1st_20_line_20_indent">Returns the floating-point remainder of 'numerator' / 'denominator'.</text:p>
      <text:p text:style-name="Text_20_body_20_with_20_1st_20_line_20_indent"/>
      <text:p text:style-name="P10">floor( num )</text:p>
      <text:p text:style-name="Text_20_body_20_with_20_1st_20_line_20_indent">Returns the largest integral value that is not greater than 'num'.</text:p>
      <text:p text:style-name="Text_20_body_20_with_20_1st_20_line_20_indent"/>
      <text:p text:style-name="P10">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0">exec( command )</text:p>
      <text:p text:style-name="Text_20_body_20_with_20_1st_20_line_20_indent">Executes a system command and returns the return value from that command.</text:p>
      <text:p text:style-name="Text_20_body_20_with_20_1st_20_line_20_indent"/>
      <text:p text:style-name="P10">getcwd()</text:p>
      <text:p text:style-name="Text_20_body_20_with_20_1st_20_line_20_indent">Returns the current working directory of the process.</text:p>
      <text:p text:style-name="Text_20_body_20_with_20_1st_20_line_20_indent"/>
      <text:p text:style-name="P10">chdir( dir )</text:p>
      <text:p text:style-name="Text_20_body_20_with_20_1st_20_line_20_indent">Changes the current working directory of the process to 'dir'.</text:p>
      <text:p text:style-name="Text_20_body_20_with_20_1st_20_line_20_indent"/>
      <text:p text:style-name="P10"><text:soft-page-break/>splitpath( path )</text:p>
      <text:p text:style-name="Text_20_body_20_with_20_1st_20_line_20_indent">Returns a vector containing the directory and filename parts of 'path'.</text:p>
      <text:p text:style-name="Text_20_body_20_with_20_1st_20_line_20_indent"/>
      <text:p text:style-name="P10">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0">getdir( path )</text:p>
      <text:p text:style-name="Text_20_body_20_with_20_1st_20_line_20_indent">Returns the directory (“base path”) part of 'path'.</text:p>
      <text:p text:style-name="Text_20_body_20_with_20_1st_20_line_20_indent"/>
      <text:p text:style-name="P10">getfile( path )</text:p>
      <text:p text:style-name="Text_20_body_20_with_20_1st_20_line_20_indent">Returns the filename part of 'path'.</text:p>
      <text:p text:style-name="Text_20_body_20_with_20_1st_20_line_20_indent"/>
      <text:p text:style-name="P10">getext( path ) </text:p>
      <text:p text:style-name="Text_20_body_20_with_20_1st_20_line_20_indent">Returns the file extension part of 'path'. (Includes the '.').</text:p>
      <text:p text:style-name="Text_20_body_20_with_20_1st_20_line_20_indent"/>
      <text:p text:style-name="P10">exists( path ) </text:p>
      <text:p text:style-name="Text_20_body_20_with_20_1st_20_line_20_indent">Returns true if the path given by 'path' exists on disk.</text:p>
      <text:p text:style-name="Text_20_body_20_with_20_1st_20_line_20_indent"/>
      <text:p text:style-name="P10">environ()</text:p>
      <text:p text:style-name="Text_20_body_20_with_20_1st_20_line_20_indent">Returns a map containing the system environment variables as name:value pairs.</text:p>
      <text:p text:style-name="Text_20_body_20_with_20_1st_20_line_20_indent"/>
      <text:p text:style-name="P10">getenv( name )</text:p>
      <text:p text:style-name="Text_20_body_20_with_20_1st_20_line_20_indent">Returns the value of the environment variable 'name'.</text:p>
      <text:p text:style-name="Text_20_body_20_with_20_1st_20_line_20_indent"/>
      <text:p text:style-name="P10">argv()</text:p>
      <text:p text:style-name="Text_20_body_20_with_20_1st_20_line_20_indent">Returns a vector containing the parameters that were passed to deva (excluding the deva execution program).</text:p>
      <text:p text:style-name="Text_20_body_20_with_20_1st_20_line_20_indent"/>
      <text:p text:style-name="P10">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p text:style-name="P10">isdir( path )</text:p>
      <text:p text:style-name="Text_20_body_20_with_20_1st_20_line_20_indent">Returns true if 'path' is a directory, false otherwise.</text:p>
      <text:p text:style-name="Text_20_body_20_with_20_1st_20_line_20_indent"/>
      <text:p text:style-name="P10"><text:soft-page-break/>isfile( path )</text:p>
      <text:p text:style-name="Text_20_body_20_with_20_1st_20_line_20_indent">Returns true if 'path' is a regular file, false otherwise.</text:p>
      <text:p text:style-name="Text_20_body_20_with_20_1st_20_line_20_indent"/>
      <text:p text:style-name="P10">sep()</text:p>
      <text:p text:style-name="Text_20_body_20_with_20_1st_20_line_20_indent">Returns the string that represents the directory separator for the operating system.e.g. “/” on Posix/Unix systems.</text:p>
      <text:p text:style-name="Text_20_body_20_with_20_1st_20_line_20_indent"/>
      <text:p text:style-name="P10">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10">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10">curdir()</text:p>
      <text:p text:style-name="Text_20_body_20_with_20_1st_20_line_20_indent">Returns the string that represents the current working directory for the operating system. e.g. “.” on Posix/Unix systems.</text:p>
      <text:p text:style-name="Text_20_body_20_with_20_1st_20_line_20_indent"/>
      <text:p text:style-name="P10">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allows the more usable module to have the same friendly name, in this case the 're' module, documented next.</text:p>
      <text:p text:style-name="P10"/>
      <text:p text:style-name="P10">compile( regex_str )</text:p>
      <text:p text:style-name="Text_20_body_20_with_20_1st_20_line_20_indent">Compiles the regular expression 'regex_str' and returns a regex object.</text:p>
      <text:p text:style-name="Text_20_body_20_with_20_1st_20_line_20_indent"/>
      <text:p text:style-name="P10">match( regex, input )</text:p>
      <text:p text:style-name="Text_20_body_20_with_20_1st_20_line_20_indent"><text:soft-page-break/>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11">regexp = _re.compile( "(\w+)\W+(\w+)" );</text:p>
      <text:p text:style-name="P11">matches = _re.search( regexp, "@abc def--" );</text:p>
      <text:p text:style-name="P11">print( matches );</text:p>
      <text:p text:style-name="Text_20_body_20_with_20_1st_20_line_20_indent"/>
      <text:p text:style-name="Text_20_body_20_with_20_1st_20_line_20_indent">Produces the output:</text:p>
      <text:p text:style-name="P11">[{end:8, start:1, str:abc def}, {end:4, start:1, str:abc}, {end:8, start:5, str:def}] </text:p>
      <text:p text:style-name="Text_20_body_20_with_20_1st_20_line_20_indent"/>
      <text:p text:style-name="P10">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
      <text:p text:style-name="P10">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10">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10">delete( regex )</text:p>
      <text:p text:style-name="Text_20_body_20_with_20_1st_20_line_20_indent">Deletes the regex object 'regex' and returns resources to the operating system. <text:span text:style-name="T9">Must</text:span> be called to properly dispose of the regex object.</text:p>
      <text:h text:style-name="Heading_20_3" text:outline-level="3"/>
      <text:h text:style-name="Heading_20_3" text:outline-level="3">6.9 Module re</text:h>
      <text:p text:style-name="Text_20_body_20_with_20_1st_20_line_20_indent">The module 're' supplies a more convenient way to use regular expressions than the native built-in module '_re'. Re is a wrapper for '_re' which is written in deva code and takes advantage of class destructors to free the native regular expression object used by '_re'.</text:p>
      <text:p text:style-name="Text_20_body_20_with_20_1st_20_line_20_indent"/>
      <text:p text:style-name="P10">escape( s )</text:p>
      <text:p text:style-name="Text_20_body_20_with_20_1st_20_line_20_indent">Returns the string 's' with all the regular expression special characters escaped.</text:p>
      <text:p text:style-name="Text_20_body_20_with_20_1st_20_line_20_indent"><text:soft-page-break/></text:p>
      <text:p text:style-name="P10">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12">new( pattern )</text:p>
      <text:p text:style-name="P13">The constructor for the re class takes a pattern as its parameter and compiles a regular expression object from this pattern.</text:p>
      <text:p text:style-name="Text_20_body_20_with_20_1st_20_line_20_indent"/>
      <text:p text:style-name="P12">delete()</text:p>
      <text:p text:style-name="P13">The destructor for the re class frees the internal regular expression object automatically.</text:p>
      <text:p text:style-name="P13"/>
      <text:p text:style-name="P12">match( input )</text:p>
      <text:p text:style-name="P13">Matches the regular expression for the entire string 'input'. Returns a vector of matches. See '_re.match' for details.</text:p>
      <text:p text:style-name="Text_20_body_20_with_20_1st_20_line_20_indent">.</text:p>
      <text:p text:style-name="P12">search( input )</text:p>
      <text:p text:style-name="P13">Searches the regular expression anywhere in the string 'input' for matches. Returns a vector of matches. See '_re.search' for details.</text:p>
      <text:p text:style-name="Text_20_body_20_with_20_1st_20_line_20_indent">.</text:p>
      <text:p text:style-name="P12">replace( input, format )</text:p>
      <text:p text:style-name="P13">Returns the string resulting from replacing in the string 'input' using the format-string 'format'. See '_re.replace' for details.</text:p>
      <text:p text:style-name="Text_20_body_20_with_20_1st_20_line_20_indent">.</text:p>
      <text:h text:style-name="Heading_20_3" text:outline-level="3">6.10 Module glob</text:h>
      <text:p text:style-name="Text_20_body_20_with_20_1st_20_line_20_indent">The 'glob' module provides functions to use Unix command-line style “file globs”, such as “*.dv” (matches all files with the .dv extension). It supports *, ? and [] glob syntax. 'glob' is written in deva code and utilizes the 're' module.</text:p>
      <text:p text:style-name="Text_20_body_20_with_20_1st_20_line_20_indent"/>
      <text:p text:style-name="P10">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Standard"/>
      <text:h text:style-name="P23" text:outline-level="2"><text:soft-page-break/>7 Sample deva code</text:h>
      <text:h text:style-name="P27" text:outline-level="3">7.1 bubble sort</text:h>
      <text:p text:style-name="P11"/>
      <text:p text:style-name="P11"># bubble sort the vector 'a'</text:p>
      <text:p text:style-name="P11">def bubble_sort( a )</text:p>
      <text:p text:style-name="P11">{</text:p>
      <text:p text:style-name="P11"><text:tab/>local len = length( a );</text:p>
      <text:p text:style-name="P11"><text:tab/>local swap = true;</text:p>
      <text:p text:style-name="P11"><text:tab/>while( swap )</text:p>
      <text:p text:style-name="P11"><text:tab/>{</text:p>
      <text:p text:style-name="P11"><text:tab/><text:tab/>local swap = false;</text:p>
      <text:p text:style-name="P11"><text:tab/><text:tab/>local i = len-1;</text:p>
      <text:p text:style-name="P11"><text:tab/><text:tab/>while( i &gt;= 0 )</text:p>
      <text:p text:style-name="P11"><text:tab/><text:tab/>{</text:p>
      <text:p text:style-name="P11"><text:tab/><text:tab/><text:tab/>local j = 1;</text:p>
      <text:p text:style-name="P11"><text:tab/><text:tab/><text:tab/>while( j &lt;= i )</text:p>
      <text:p text:style-name="P11"><text:tab/><text:tab/><text:tab/>{</text:p>
      <text:p text:style-name="P11"><text:tab/><text:tab/><text:tab/><text:tab/>if( a[j-1] &gt; a[j] )</text:p>
      <text:p text:style-name="P11"><text:tab/><text:tab/><text:tab/><text:tab/>{</text:p>
      <text:p text:style-name="P11"><text:tab/><text:tab/><text:tab/><text:tab/><text:tab/>temp = a[j-1];</text:p>
      <text:p text:style-name="P11"><text:tab/><text:tab/><text:tab/><text:tab/><text:tab/>a[j-1] = a[j];</text:p>
      <text:p text:style-name="P11"><text:tab/><text:tab/><text:tab/><text:tab/><text:tab/>a[j] = temp;</text:p>
      <text:p text:style-name="P11"><text:tab/><text:tab/><text:tab/><text:tab/><text:tab/>swap = true;</text:p>
      <text:p text:style-name="P11"><text:tab/><text:tab/><text:tab/><text:tab/>}</text:p>
      <text:p text:style-name="P11"><text:tab/><text:tab/><text:tab/><text:tab/>j = j + 1;</text:p>
      <text:p text:style-name="P11"><text:tab/><text:tab/><text:tab/>}</text:p>
      <text:p text:style-name="P11"><text:tab/><text:tab/><text:tab/>i = i - 1;</text:p>
      <text:p text:style-name="P11"><text:tab/><text:tab/>}</text:p>
      <text:p text:style-name="P11"><text:tab/>}</text:p>
      <text:p text:style-name="P11"><text:tab/>return a;</text:p>
      <text:p text:style-name="P11">}</text:p>
      <text:p text:style-name="P11"/>
      <text:p text:style-name="P11"># given a vector 'l', one could:</text:p>
      <text:p text:style-name="P11"># sort the array</text:p>
      <text:p text:style-name="P11">n = bubble_sort( l );</text:p>
      <text:p text:style-name="P11"># print it</text:p>
      <text:p text:style-name="P11">for( i in l )</text:p>
      <text:p text:style-name="P11"><text:soft-page-break/>{</text:p>
      <text:p text:style-name="P11"><text:tab/>print( i );</text:p>
      <text:p text:style-name="P11">}</text:p>
      <text:p text:style-name="P11"># one could also print it simply using:</text:p>
      <text:p text:style-name="P11">#print( l );</text:p>
      <text:h text:style-name="Heading_20_3" text:outline-level="3">7.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7.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text:soft-page-break/>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7.4 eval – running code dynamically</text:h>
      <text:p text:style-name="fixed"># test eval</text:p>
      <text:p text:style-name="fixed">eval( "def foo(){ print( \"foobar\" ); }" );</text:p>
      <text:p text:style-name="fixed">foo();</text:p>
      <text:h text:style-name="Heading_20_3" text:outline-level="3">7.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soft-page-break/><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p text:style-name="fixed"/>
      <text:h text:style-name="Heading_20_2" text:outline-level="2">8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5T14:07:11</meta:creation-date>
    <dc:date>2010-11-18T19:07:34</dc:date>
    <meta:editing-duration>PT171H20M47S</meta:editing-duration>
    <meta:editing-cycles>87</meta:editing-cycles>
    <meta:generator>OpenOffice.org/3.2$Linux OpenOffice.org_project/320m12$Build-9483</meta:generator>
    <meta:document-statistic meta:table-count="0" meta:image-count="0" meta:object-count="0" meta:page-count="34" meta:paragraph-count="715" meta:word-count="8954" meta:character-count="51746"/>
    <meta:user-defined meta:name="Info 1"/>
    <meta:user-defined meta:name="Info 2"/>
    <meta:user-defined meta:name="Info 3"/>
    <meta:user-defined meta:name="Info 4"/>
  </office:meta>
</office:document-meta>
</file>